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/>
      <style:text-properties fo:color="#000000" loext:opacity="100%" style:font-name="Arial" fo:font-size="12pt" officeooo:paragraph-rsid="0011d52a" loext:padding="0cm" loext:border="non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/>
      <style:text-properties fo:color="#000000" loext:opacity="100%" style:font-name="Arial" fo:font-size="12pt" officeooo:rsid="0014a358" officeooo:paragraph-rsid="0011d52a" loext:padding="0cm" loext:border="none"/>
    </style:style>
    <style:style style:name="T1" style:family="text">
      <style:text-properties fo:font-size="14pt" fo:font-weight="bold" officeooo:rsid="00133891" style:font-size-asian="14pt" style:font-weight-asian="bold" style:font-size-complex="14pt" style:font-weight-complex="bold"/>
    </style:style>
    <style:style style:name="T2" style:family="text">
      <style:text-properties officeooo:rsid="0014a358"/>
    </style:style>
    <style:style style:name="T3" style:family="text">
      <style:text-properties officeooo:rsid="00133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eyBored Team</text:span><text:line-break/><text:span text:style-name="T2">Projekt Weg 500</text:span><text:line-break/><text:span text:style-name="T2">15024</text:span> <text:span text:style-name="T2">Berlin</text:span></text:p>
      <text:p text:style-name="P1">Telefon: + 49 <text:span text:style-name="T3">1</text:span><text:span text:style-name="T2">70</text:span><text:span text:style-name="T3"> </text:span><text:span text:style-name="T2">1234</text:span><text:span text:style-name="T3"> </text:span><text:span text:style-name="T2">5678</text:span><text:line-break/>E-Mail: <text:span text:style-name="T2">keybored-team@tn.techstarter.de</text:span></text:p>
      <text:p text:style-name="P2">Geschäftsführer: Michelle Ber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10:49:49.861000000</meta:creation-date>
    <dc:date>2025-02-26T10:51:27.912000000</dc:date>
    <meta:editing-duration>PT1M38S</meta:editing-duration>
    <meta:editing-cycles>1</meta:editing-cycles>
    <meta:document-statistic meta:table-count="0" meta:image-count="0" meta:object-count="0" meta:page-count="1" meta:paragraph-count="3" meta:word-count="18" meta:character-count="141" meta:non-whitespace-character-count="126"/>
    <meta:generator>LibreOffice/24.8.5.2$Windows_X86_64 LibreOffice_project/fddf2685c70b461e7832239a0162a77216259f22</meta:generator>
  </office:meta>
</office:document-meta>
</file>